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8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custom-shape draw:style-name="gr9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cm" svg:y1="8.295cm" svg:x2="1cm" svg:y2="8.795cm">
          <text:p/>
        </draw:line>
        <draw:line draw:style-name="gr12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3:07.914000000</dc:date>
    <meta:editing-duration>PT6M30S</meta:editing-duration>
    <meta:editing-cycles>6</meta:editing-cycles>
    <meta:generator>LibreOffice/7.5.0.3$Windows_X86_64 LibreOffice_project/c21113d003cd3efa8c53188764377a8272d9d6de</meta:generator>
    <meta:document-statistic meta:object-count="39"/>
  </office:meta>
</office:document-meta>
</file>